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0eff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>
      <style:text-properties fo:font-weight="bold" style:font-weight-asian="bold" style:font-weight-complex="bold"/>
    </style:style>
    <style:style style:name="P10" style:family="paragraph" style:parent-style-name="Standard" style:list-style-name="L7"/>
    <style:style style:name="P11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368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alf-Illithid Beholder Zombie</text:h>
      <text:p text:style-name="P1">"Una creatura mostruosa, un tempo un Beholder, ora un cadavere rianimato. Un occhio solo, iniettato di sangue, pulsa di una luce verdastra. Tentacoli violacei, viscidi e pulsanti, spuntano dalla sua carne in decomposizione. È un abominio, una profanazione, un incubo che cammina."</text:p>
      <text:h text:style-name="Heading_20_2" text:outline-level="2">Base Statistics</text:h>
      <text:list text:style-name="L1">
        <text:list-item>
          <text:p text:style-name="P2">Size/Type: Large Undead (Augmented Aberration)</text:p>
        </text:list-item>
        <text:list-item>
          <text:p text:style-name="P2">Hit Dice: 11d12 (71 hp)</text:p>
        </text:list-item>
        <text:list-item>
          <text:p text:style-name="P2">Initiative: +0</text:p>
        </text:list-item>
        <text:list-item>
          <text:p text:style-name="P2">Speed: Fly 20 ft. (good) [reduced from normal beholder due to zombie template]</text:p>
        </text:list-item>
        <text:list-item>
          <text:p text:style-name="P2">Armor Class: 22 (-1 size, +13 natural), touch 9, flat-footed 22</text:p>
        </text:list-item>
        <text:list-item>
          <text:p text:style-name="P2">Base Attack/Grapple: +8/+16</text:p>
        </text:list-item>
      </text:list>
      <text:p text:style-name="Standard"/>
      <text:p text:style-name="P3">Attacks:</text:p>
      <text:list text:style-name="L2">
        <text:list-item>
          <text:p text:style-name="P4">Tentacles +11 melee (1d4+4 plus mind blast)</text:p>
        </text:list-item>
        <text:list-item>
          <text:p text:style-name="P4">Bite +11 melee (2d4+4)</text:p>
        </text:list-item>
        <text:list-item>
          <text:p text:style-name="P4">Eye rays +7 ranged touch</text:p>
        </text:list-item>
      </text:list>
      <text:p text:style-name="Standard"/>
      <text:p text:style-name="Standard"><text:span text:style-name="T1">Space/Reach:</text:span> 10 ft./10 ft. (15 ft. with tentacles)</text:p>
      <text:p text:style-name="Standard"/>
      <text:p text:style-name="P3">Special Attacks:</text:p>
      <text:list text:style-name="L3">
        <text:list-item>
          <text:p text:style-name="P5">Mind Blast (Su): Cone 60 ft., stun 3d4 rounds, Will DC 17</text:p>
        </text:list-item>
        <text:list-item>
          <text:p text:style-name="P5">Eye Rays (Su): 8 remaining functional rays (lost due to zombie template)</text:p>
        </text:list-item>
        <text:list-item>
          <text:p text:style-name="P5">Extract (Ex): Extract brain after pinning opponent</text:p>
        </text:list-item>
        <text:list-item>
          <text:p text:style-name="P5">Improved Grab (Ex): With tentacles</text:p>
        </text:list-item>
      </text:list>
      <text:p text:style-name="Standard"/>
      <text:p text:style-name="Standard"><text:span text:style-name="T1">Special Qualities:</text:span></text:p>
      <text:list text:style-name="L4">
        <text:list-item>
          <text:p text:style-name="P6">All-around vision (lost due to decay)</text:p>
        </text:list-item>
        <text:list-item>
          <text:p text:style-name="P6">Darkvision 60 ft.</text:p>
        </text:list-item>
        <text:list-item>
          <text:p text:style-name="P6">Flight (good)</text:p>
        </text:list-item>
        <text:list-item>
          <text:p text:style-name="P6">Undead traits</text:p>
        </text:list-item>
        <text:list-item>
          <text:p text:style-name="P6">Magic immunity (Ex): Spell resistance 26</text:p>
        </text:list-item>
        <text:list-item>
          <text:p text:style-name="P6">Single Actions Only</text:p>
        </text:list-item>
        <text:list-item>
          <text:p text:style-name="P6">Damage Reduction 5/slashing</text:p>
        </text:list-item>
        <text:list-item>
          <text:p text:style-name="P6">Turn Resistance +2</text:p>
        </text:list-item>
      </text:list>
      <text:p text:style-name="Standard"/>
      <text:p text:style-name="P3">Saves:</text:p>
      <text:list text:style-name="L5">
        <text:list-item>
          <text:p text:style-name="P7">Fort +3</text:p>
        </text:list-item>
        <text:list-item>
          <text:p text:style-name="P7">Ref +3</text:p>
        </text:list-item>
        <text:list-item>
          <text:p text:style-name="P7">Will +9</text:p>
        </text:list-item>
      </text:list>
      <text:p text:style-name="Standard"/>
      <text:p text:style-name="P3">Abilities:</text:p>
      <text:list text:style-name="L6">
        <text:list-item>
          <text:p text:style-name="P8">Str 18 (+4) [base beholder modified by templates]</text:p>
        </text:list-item>
        <text:list-item>
          <text:p text:style-name="P8">Dex 10 (+0) [reduced by zombie template]</text:p>
        </text:list-item>
        <text:list-item>
          <text:p text:style-name="P8">Con — (undead)</text:p>
        </text:list-item>
        <text:list-item>
          <text:p text:style-name="P8">Int — (undead)</text:p>
        </text:list-item>
        <text:list-item>
          <text:p text:style-name="P8">Wis 12 (+1) [reduced by zombie template]</text:p>
        </text:list-item>
        <text:list-item>
          <text:p text:style-name="P8">Cha 15 (+2) [from half-illithid template]</text:p>
        </text:list-item>
      </text:list>
      <text:p text:style-name="Standard"/>
      <text:p text:style-name="Standard"><text:soft-page-break/><text:span text:style-name="T1">Skills:</text:span> None (mindless undead)</text:p>
      <text:p text:style-name="Standard"/>
      <text:p text:style-name="Standard"><text:span text:style-name="T1">Feats:</text:span> None (mindless undead)</text:p>
      <text:p text:style-name="Standard"/>
      <text:p text:style-name="Standard"><text:span text:style-name="T1">Challenge Rating:</text:span> 13 (appropriate for level 11.5 party of 4)</text:p>
      <text:p text:style-name="Standard"><text:span text:style-name="T1">Special Abilities</text:span></text:p>
      <text:p text:style-name="Standard"><text:span text:style-name="T1">Functional Eye Rays (Su):</text:span> Each eye's ray is a ranged touch attack with a range of 150 feet.</text:p>
      <text:p text:style-name="Standard">1. Charm Monster (DC 17)</text:p>
      <text:p text:style-name="Standard">2. Fear (DC 17)</text:p>
      <text:p text:style-name="Standard">3. Enervation</text:p>
      <text:p text:style-name="Standard">4. Inflict Moderate Wounds (2d8+10)</text:p>
      <text:p text:style-name="Standard">5. Disintegrate (DC 17)</text:p>
      <text:p text:style-name="Standard">6. Sleep (DC 17)</text:p>
      <text:p text:style-name="Standard">7. Slow (DC 17)</text:p>
      <text:p text:style-name="Standard">8. Flesh to Stone (DC 17)</text:p>
      <text:p text:style-name="Standard"/>
      <text:p text:style-name="Standard"><text:span text:style-name="T1">Mind Blast (Su):</text:span></text:p>
      <text:p text:style-name="Standard">- 60-foot cone</text:p>
      <text:p text:style-name="Standard">- Stuns all creatures for 3d4 rounds</text:p>
      <text:p text:style-name="Standard">- Will DC 17 negates</text:p>
      <text:p text:style-name="Standard">- DC is Charisma-based</text:p>
      <text:p text:style-name="Standard"/>
      <text:p text:style-name="Standard"><text:span text:style-name="T1">Extract (Ex):</text:span></text:p>
      <text:p text:style-name="Standard">- Can extract brain of pinned opponent</text:p>
      <text:p text:style-name="Standard">- Full-round action</text:p>
      <text:p text:style-name="Standard">- Instantly kills victim</text:p>
      <text:p text:style-name="Standard">- Must first pin opponent with tentacles</text:p>
      <text:p text:style-name="Standard"/>
      <text:p text:style-name="P3">Combat Tactics</text:p>
      <text:p text:style-name="Standard">The half-illithid beholder zombie fights with terrible efficiency despite its mindlessness:</text:p>
      <text:p text:style-name="Standard">1. Opens combat with mind blast to stun opponents</text:p>
      <text:p text:style-name="Standard">2. Uses eye rays while maintaining distance</text:p>
      <text:p text:style-name="Standard">3. Attempts to grab and extract brains from stunned opponents</text:p>
      <text:p text:style-name="Standard">4. Uses remaining eye rays to defend itself or attack additional targets</text:p>
      <text:p text:style-name="Standard"><text:span text:style-name="T1">Template Modifications Applied</text:span></text:p>
      <text:list text:style-name="L7">
        <text:list-item>
          <text:p text:style-name="P9">Half-Illithid template:</text:p>
          <text:list>
            <text:list-item>
              <text:p text:style-name="P10">Added tentacles and mind blast</text:p>
            </text:list-item>
            <text:list-item>
              <text:p text:style-name="P10">Enhanced natural armor</text:p>
            </text:list-item>
            <text:list-item>
              <text:p text:style-name="P10">Improved bite damage</text:p>
            </text:list-item>
            <text:list-item>
              <text:p text:style-name="P10">Added extract ability</text:p>
            </text:list-item>
            <text:list-item>
              <text:p text:style-name="P10">Enhanced Charisma</text:p>
            </text:list-item>
          </text:list>
        </text:list-item>
        <text:list-item>
          <text:p text:style-name="P10"><text:span text:style-name="T1">Zombie template:</text:span><text:tab/></text:p>
          <text:list>
            <text:list-item>
              <text:p text:style-name="P10">Removed excess eye rays</text:p>
            </text:list-item>
            <text:list-item>
              <text:p text:style-name="P10">Reduced mental scores</text:p>
            </text:list-item>
            <text:list-item>
              <text:p text:style-name="P10">Added single action limitation</text:p>
            </text:list-item>
            <text:list-item>
              <text:p text:style-name="P10">Added DR 5/slashing</text:p>
            </text:list-item>
            <text:list-item>
              <text:p text:style-name="P10"><text:span text:style-name="T2">A</text:span>dded undead traits</text:p>
            </text:list-item>
          </text:list>
        </text:list-item>
      </text:list>
      <text:p text:style-name="Standard">**Treasure:** Standard</text:p>
      <text:p text:style-name="Standard">**Alignment:** Always neutral evil</text:p>
      <text:p text:style-name="Standard">**Advancement:** None (undead)</text:p>
      <text:p text:style-name="Standard">### Encounter Design Notes</text:p>
      <text:p text:style-name="Standard">This creature is designed for a party of four level 11-12 characters. Key considerations:</text:p>
      <text:p text:style-name="Standard"><text:soft-page-break/>- Multiple save-or-die effects require party to have good Will saves</text:p>
      <text:p text:style-name="Standard">- Mind blast can potentially stun entire party</text:p>
      <text:p text:style-name="Standard">- Flight ability requires ranged options or flight magic</text:p>
      <text:p text:style-name="Standard">- Magic immunity requires non-spell options</text:p>
      <text:p text:style-name="Standard"/>
      <text:p text:style-name="Standard"/>
      <text:p text:style-name="P11"/>
      <text:p text:style-name="Standard"># Treasure Hoard (CR 13)</text:p>
      <text:p text:style-name="Standard">## Currency and Gems</text:p>
      <text:p text:style-name="Standard">- 2,400 gold pieces</text:p>
      <text:p text:style-name="Standard">- 456 platinum pieces</text:p>
      <text:p text:style-name="Standard">- 6 black pearls (500 gp each)</text:p>
      <text:p text:style-name="Standard">- 3 blue sapphires (1,000 gp each)</text:p>
      <text:p text:style-name="Standard">- 1 star ruby (2,000 gp)</text:p>
      <text:p text:style-name="Standard"/>
      <text:p text:style-name="Standard">## Magic Items</text:p>
      <text:p text:style-name="Standard"/>
      <text:p text:style-name="Standard">### Wondrous Items</text:p>
      <text:p text:style-name="Standard">- Bracers of Armor +3 (9,000 gp)</text:p>
      <text:p text:style-name="Standard">- Cloak of Resistance +2 (4,000 gp)</text:p>
      <text:p text:style-name="Standard">- Pearl of Power, 2nd level (4,000 gp)</text:p>
      <text:p text:style-name="Standard"/>
      <text:p text:style-name="Standard">### Weapons and Armor</text:p>
      <text:p text:style-name="Standard">- +2 Shock Morningstar (18,308 gp)</text:p>
      <text:p text:style-name="Standard">- +1 Ghost Touch Chain Shirt (4,250 gp)</text:p>
      <text:p text:style-name="Standard"/>
      <text:p text:style-name="Standard">### Scrolls</text:p>
      <text:p text:style-name="Standard">- Scroll of Greater Invisibility (700 gp)</text:p>
      <text:p text:style-name="Standard">- Scroll of Dimension Door (700 gp)</text:p>
      <text:p text:style-name="Standard">- Scroll of Wall of Force (700 gp)</text:p>
      <text:p text:style-name="Standard"/>
      <text:p text:style-name="Standard">### Potions and Oils</text:p>
      <text:p text:style-name="Standard">- 2 Potions of Cure Serious Wounds (750 gp each)</text:p>
      <text:p text:style-name="Standard">- Potion of Haste (750 gp)</text:p>
      <text:p text:style-name="Standard">- Oil of Magic Weapon (50 gp)</text:p>
      <text:p text:style-name="Standard"/>
      <text:p text:style-name="Standard">### Other</text:p>
      <text:p text:style-name="Standard">- Rod of Lesser Extension (3,000 gp)</text:p>
      <text:p text:style-name="Standard">- Wand of Lightning Bolt (5th-level caster, 20 charges) (4,500 gp)</text:p>
      <text:p text:style-name="Standard"/>
      <text:p text:style-name="Standard">## Unusual Items</text:p>
      <text:p text:style-name="Standard">- 1 illithid ceremonial dagger (non-magical but valuable, 250 gp)</text:p>
      <text:p text:style-name="Standard">- 3 preserved eyes in crystal containers (collector's items, 100 gp each)</text:p>
      <text:p text:style-name="Standard">- Ancient tome detailing beholder society (200 gp to the right buyer)</text:p>
      <text:p text:style-name="Standard"/>
      <text:p text:style-name="Standard">**Total Value:** approximately 55,000 gp (within standard treasure value for CR 13)</text:p>
      <text:p text:style-name="Standard"/>
      <text:p text:style-name="Standard">### Location Notes</text:p>
      <text:p text:style-name="Standard">- Currency and gems stored in a false bottom of the lair</text:p>
      <text:p text:style-name="Standard">- Magic items scattered throughout the chamber</text:p>
      <text:p text:style-name="Standard">- Ceremonial items displayed prominently</text:p>
      <text:p text:style-name="Standard">- Scrolls stored in waterproof bone tubes</text:p>
      <text:p text:style-name="Standard">- Potions in a small rack carved into wall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8:34:35.434604825</meta:creation-date>
    <dc:date>2025-01-11T19:19:58.645382723</dc:date>
    <meta:editing-duration>PT20M16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4" meta:paragraph-count="127" meta:word-count="776" meta:character-count="4407" meta:non-whitespace-character-count="3797"/>
  </office:meta>
</office:document-meta>
</file>